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15c33e"/>
    </style:style>
    <style:style style:name="P2" style:family="paragraph" style:parent-style-name="Standard">
      <style:text-properties officeooo:paragraph-rsid="0015c33e"/>
    </style:style>
    <style:style style:name="T1" style:family="text">
      <style:text-properties fo:color="#ff0000" loext:opacity="100%" fo:font-size="18pt" fo:font-weight="bold" style:font-size-asian="18pt" style:font-weight-asian="bold" style:font-size-complex="18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 vs PGI</text:span> </text:p>
      <text:p text:style-name="P2"/>
      <text:p text:style-name="P2">Définition : ensemble organisé de ressources (personnes, matériels, logiciels, procédures, données) qui permet de stocker, collecter, traiter et diffuser l’info au sein d’une organisation </text:p>
      <text:p text:style-name="P2"/>
      <text:p text:style-name="P2">Rôle : supporte la prise de décision, la coordination et le contrôle des activités. </text:p>
      <text:p text:style-name="P2"/>
      <text:p text:style-name="P2">Exemple : un SI d’entreprise inclut les bd clients, le site web, les logiciels de comptabilité, les procédures de communication interne, etc. Le SI est donc le cadre global ou circulent et se transforment les informations. </text:p>
      <text:p text:style-name="P2"/>
      <text:p text:style-name="P2">Définition : logiciel qui intègre et centralise plusieurs fonctions. Peut aussi être appelé un ERP </text:p>
      <text:p text:style-name="P2"/>
      <text:p text:style-name="P2">Rôle : automatiser et harmoniser les processus en utilisant une base de données unique </text:p>
      <text:p text:style-name="P2"/>
      <text:p text:style-name="P2">Exemple : SAP, Odoo, Sage X3, Oracle ERP. </text:p>
      <text:p text:style-name="P2"/>
      <text:p text:style-name="P2">Le PGI est un outil qui fait partie du SI. </text:p>
      <text:p text:style-name="P2"/>
      <text:p text:style-name="P2">- Le SI est plus large : il englobe tout ce qui traite de l’info (humain, matériel, organisation, logiciels)</text:p>
      <text:p text:style-name="P2"/>
      <text:p text:style-name="P2">- Le PGI est un logiciel spécifique au sein du SI, conçu pour intégrer et gérer la plupart des processus de l’entrepris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4T23:36:39.471836200</meta:creation-date>
    <dc:date>2025-11-24T23:38:50.758319800</dc:date>
    <meta:editing-duration>PT2M11S</meta:editing-duration>
    <meta:editing-cycles>1</meta:editing-cycles>
    <meta:document-statistic meta:table-count="0" meta:image-count="0" meta:object-count="0" meta:page-count="1" meta:paragraph-count="10" meta:word-count="165" meta:character-count="1005" meta:non-whitespace-character-count="841"/>
    <meta:generator>LibreOffice/25.2.6.2$Windows_X86_64 LibreOffice_project/729c5bfe710f5eb71ed3bbde9e06a6065e9c6c5d</meta:generator>
  </office:meta>
</office:document-meta>
</file>